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D-codE-Hub/ERPNext-installation-Guide" text:style-name="Internet_20_link" text:visited-style-name="Visited_20_Internet_20_Link">https://github.com/D-codE-Hub/ERPNext-installation-Guide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8-21T13:05:23.821442542</dc:date>
    <meta:editing-duration>PT1H2M27S</meta:editing-duration>
    <meta:editing-cycles>9</meta:editing-cycles>
    <meta:document-statistic meta:table-count="0" meta:image-count="0" meta:object-count="0" meta:page-count="1" meta:paragraph-count="1" meta:word-count="1" meta:character-count="56" meta:non-whitespace-character-count="56"/>
  </office:meta>
</office:document-meta>
</file>